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c5331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c5331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1c5331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1c5331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غَافِـرۣ]</text:h>
      <text:p text:style-name="P2" loext:marker-style-name="T1"><text:span text:style-name="T1">¥ </text:span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 </text:span><text:span text:style-name="T1">حۭمِٓؐ تَنزۣيلُ </text:span><text:span text:style-name="T4">۴</text:span><text:span text:style-name="T1">لْكِتَـٰبِ مِــنَ </text:span><text:span text:style-name="T4">۰</text:span><text:span text:style-name="T1">للَّهِ </text:span><text:span text:style-name="T4">۱</text:span><text:span text:style-name="T1">لْعَزۣيزۣ </text:span><text:span text:style-name="T4">۱</text:span><text:span text:style-name="T1">لْعَلِيمِ </text:span><text:span text:style-name="T2">(1)</text:span><text:span text:style-name="T1"> غَافِـرۣ </text:span><text:span text:style-name="T4">۱</text:span><text:span text:style-name="T1">لذَّنۢبِ وَقَابِـلِ </text:span><text:span text:style-name="T4">۱</text:span><text:span text:style-name="T1">لتَّوْبِ شَدِيدِ </text:span><text:span text:style-name="T4">۱</text:span><text:span text:style-name="T1">لْعِقَابِ ذى </text:span><text:span text:style-name="T4">۱</text:span><text:span text:style-name="T1">لطَّوْلِؐ لآَ إِچَهَ إِلاَّ هُوَؐ إِلَيْهِ </text:span><text:span text:style-name="T4">۱</text:span><text:span text:style-name="T1">لْمَصِيرُؐ </text:span><text:span text:style-name="T2">(2)</text:span></text:p>
      <text:p text:style-name="P3" loext:marker-style-name="T1"/>
      <text:p text:style-name="P4" loext:marker-style-name="T1"><text:span text:style-name="T1">481</text:span></text:p>
      <text:p text:style-name="P2" loext:marker-style-name="T1"><text:span text:style-name="T1">مَا يُجَـٰدِلُ فِىٓ ءَايَـٰتِ </text:span><text:span text:style-name="T4">۱</text:span><text:span text:style-name="T1">للَّهِ إِلاَّ </text:span><text:span text:style-name="T4">۰</text:span><text:span text:style-name="T1">لذِيــنَ كَفَرُواْؐ فَلاَ يَغْرُرْكَ تَقَلُّبُهُمْ فِى </text:span><text:span text:style-name="T4">۱</text:span><text:span text:style-name="T1">لْبِچَدِؐ </text:span><text:span text:style-name="T2">(3)</text:span><text:span text:style-name="T1"> كَذَّبَــتْ قَبْلَهُمْ قَوْمُ نُوحٍ وَالاَحْزَابُ مِـنۢ بَعْدِهِمْؐ وَهَمَّتْ كُلُّ ٱُمَّةٙ بِرَسُولِهِمْ لِيَاخُذُوهُؐ وَجَـٰدَلُواْ بِالْبَـٰطِلِ لِـيُدْحِضُواْ بِهِ </text:span><text:span text:style-name="T4">۱</text:span><text:span text:style-name="T1">لْحَقَّ فَأَخَذتُّهُمْؐ فَكَيْفَ كَانَ عِقَابِؐ </text:span><text:span text:style-name="T2">(4)</text:span><text:span text:style-name="T1"> وَكَذَ؛لِــكَ حَقَّتْ كَلِمَـٰتُ رَبِّكَ عَلَي </text:span><text:span text:style-name="T4">۰</text:span><text:span text:style-name="T1">لذِينَ كَفَرُوٓاْ أَنَّهُمُ; أَصْحَـٰبُ </text:span><text:span text:style-name="T4">۴</text:span><text:span text:style-name="T1">لنّۭارۣؐ </text:span><text:span text:style-name="T2">(5)</text:span><text:span text:style-name="T1"> </text:span><text:span text:style-name="T4">۱</text:span><text:span text:style-name="T1">لذِيــنَ يَحْمِلُونَ </text:span><text:span text:style-name="T4">۰</text:span><text:span text:style-name="T1">لْعَرْشَ وَمَنْ حَوْلَهُ„ يُسَبِّحُونَ بِحَمْدِ رَبِّهِمْ وَيُومِنُونَ بِهِ” وَيَسْتَغْفِرُونَ لِلذِيــنَ ءَامَنُواْؐ رَبَّنَا وَسِعْتَ كُــلَّ شَيْءٍ رَّحْمَةً وَعِلْماً فَاغْفِرْ لِلذِيــنَ تَابُواْ وَاتَّبَعُواْ سَبِيلَــكَ وَقِهِمْ عَذَابَ </text:span><text:span text:style-name="T4">۰</text:span><text:span text:style-name="T1">لْجَحِيمِؐ </text:span><text:span text:style-name="T2">(6)</text:span><text:span text:style-name="T1"> رَبَّنَا وَأَدْخِلْهُمْ جَنَّـٰتِ عَدْنٖ </text:span><text:span text:style-name="T4">۱</text:span><text:span text:style-name="T1">لتِى وَعَدتَّهُمْ وَمَــن صَلَحَ مِــنَ —ابَآئِهِمْ وَأَزْوَ؛جِهِمْ وَذُرّۣيَّـٰتِهِمُؐ; إِنَّكَ أَنتَ </text:span><text:span text:style-name="T4">۰</text:span><text:span text:style-name="T1">لْعَزۣيزُ </text:span><text:span text:style-name="T4">۴</text:span><text:span text:style-name="T1">لْحَكِيمُؐ </text:span><text:span text:style-name="T2">(7)</text:span><text:span text:style-name="T1"> وَقِهِمُ </text:span><text:span text:style-name="T4">۴</text:span><text:span text:style-name="T1">لسَّيِّـَٔاتِؐ وَمَن تَقِ </text:span><text:span text:style-name="T4">۱</text:span><text:span text:style-name="T1">لسَّيِّـَٔاتِ يَوْمَئِذٍ فَقَدْ رَحِمْتَهُؐ, وَذَ؛لِكَ هُوَ </text:span><text:span text:style-name="T4">۰</text:span><text:span text:style-name="T1">لْفَوْزُ </text:span><text:span text:style-name="T4">۴</text:span><text:span text:style-name="T1">لْعَظِيمُؐ </text:span><text:span text:style-name="T2">(8)</text:span><text:span text:style-name="T1"> إِنَّ </text:span><text:span text:style-name="T4">۰</text:span><text:span text:style-name="T1">لذِينَ كَفَرُواْ يُنَادَوْنَ لَمَقْتُ </text:span><text:span text:style-name="T4">۴</text:span><text:span text:style-name="T1">للَّهِ أَكْبَرُ مِــن مَّقْتِكُمُ; أَنفُسَكُمُ; إِذْ تُدْعَوْنَ إِلَي </text:span><text:span text:style-name="T4">۰</text:span><text:span text:style-name="T1">لِايمَـٰنِ فَتَكْفُرُونَؐ </text:span><text:span text:style-name="T2">(9)</text:span><text:span text:style-name="T1"> ® قَالُواْ رَبَّنَآ</text:span></text:p>
      <text:p text:style-name="P3" loext:marker-style-name="T1"/>
      <text:p text:style-name="P4" loext:marker-style-name="T1"><text:span text:style-name="T1">482</text:span></text:p>
      <text:p text:style-name="P2" loext:marker-style-name="T1"><text:span text:style-name="T1">أَمَتَّنَا "ثْنَتَيْنِ وَأَحْيَيْتَنَا "ثْنَتَيْنِ فَاعْتَرَفْنَا بِذُنُوبِنَا فَهَلِ اِلَيٰ خُرُوجٍ مِّــن سَبِيلٍؐ </text:span><text:span text:style-name="T2">(10)</text:span><text:span text:style-name="T1"> ذَ؛لِكُم بِأَنَّهُ; إِذَا دُعِــيَ </text:span><text:span text:style-name="T4">۰</text:span><text:span text:style-name="T1">للَّهُ وَحْدَهُ„ كَفَرْتُمْ وَإِنْ يُّشْرَكككْ بِهِ” تُومِنُواْؐ فَالْحُكْمُ لِلهِ </text:span><text:span text:style-name="T4">۱</text:span><text:span text:style-name="T1">لْعَلِـيِّ </text:span><text:span text:style-name="T4">۱</text:span><text:span text:style-name="T1">لْكَبِيرۣؐ </text:span><text:span text:style-name="T2">(11)</text:span><text:span text:style-name="T1"> هُوَ </text:span><text:span text:style-name="T4">۰ﻟ﮲</text:span><text:span text:style-name="T1"> يُرۣيكُمُ; ءَايَـٰتِهِ” وَيُنَزّۣلُ لَكُم مِّــنَ </text:span><text:span text:style-name="T4">۰</text:span><text:span text:style-name="T1">لسَّمَآءِ رۣزْقاًؐ وَمَا يَتَذَكَّرُ إِلاَّ مَنْ يُّنِيــبُؐ </text:span><text:span text:style-name="T2">(12)</text:span><text:span text:style-name="T1"> فَادْعُواْ </text:span><text:span text:style-name="T4">۴</text:span><text:span text:style-name="T1">للَّهَ مُخْلِصِينَ لَهُ </text:span><text:span text:style-name="T4">۴</text:span><text:span text:style-name="T1">لدِّينَ وَلَوْ كَرۣهَ </text:span><text:span text:style-name="T4">۰</text:span><text:span text:style-name="T1">لْكَـٰفِرُونَؐ </text:span><text:span text:style-name="T2">(13)</text:span><text:span text:style-name="T1"> رَفِيعُ </text:span><text:span text:style-name="T4">۴</text:span><text:span text:style-name="T1">لدَّرَجَـٰتِ ذُو </text:span><text:span text:style-name="T4">۴</text:span><text:span text:style-name="T1">لْعَرْشِؐ يُلْقِى </text:span><text:span text:style-name="T4">۱</text:span><text:span text:style-name="T1">لرُّوحَ مِنَ اَمْرۣهِ” عَلَيٰ مَنْ يَّشَآءُ مِنْ عِبَادِهِ” لِيُنذِرَ يَوْمَ </text:span><text:span text:style-name="T4">۰</text:span><text:span text:style-name="T1">لتَّچَقِ” </text:span><text:span text:style-name="T2">(14)</text:span><text:span text:style-name="T1"> يَوْمَ هُم بَـٰرۣزُونَؐ لاَ يَخْفۭــيٰ عَلَي </text:span><text:span text:style-name="T4">۰</text:span><text:span text:style-name="T1">للَّهِ مِنْهُمْ شَيْءٌؐ لِّمَـنِ </text:span><text:span text:style-name="T4">۱</text:span><text:span text:style-name="T1">لْمُلْــكُ </text:span><text:span text:style-name="T4">۴</text:span><text:span text:style-name="T1">لْيَوْمَؐ لِلهِ </text:span><text:span text:style-name="T4">۱</text:span><text:span text:style-name="T1">لْوَ؛حِدِ </text:span><text:span text:style-name="T4">۱</text:span><text:span text:style-name="T1">لْقَهّۭارۣؐ </text:span><text:span text:style-name="T2">(15)</text:span><text:span text:style-name="T1"> </text:span><text:span text:style-name="T4">۱</text:span><text:span text:style-name="T1">لْيَوْمَ تُجْزۭيٰ كُلُّ نَفْـسٙ بِمَا كَسَبَتْؐ لاَ ظُلْمَ </text:span><text:span text:style-name="T4">۰</text:span><text:span text:style-name="T1">لْيَوْمَؐ إِنَّ </text:span><text:span text:style-name="T4">۰</text:span><text:span text:style-name="T1">للَّهَ سَرۣيعُ </text:span><text:span text:style-name="T4">۴</text:span><text:span text:style-name="T1">لْحِسَابِؐ </text:span><text:span text:style-name="T2">(16)</text:span><text:span text:style-name="T1"> وَأَنذِرْهُمْ يَوْمَ </text:span><text:span text:style-name="T4">۰</text:span><text:span text:style-name="T1">لاَزۣفَةِ إِذِ </text:span><text:span text:style-name="T4">۱</text:span><text:span text:style-name="T1">لْقُلُوبُ لَدَي </text:span><text:span text:style-name="T4">۰</text:span><text:span text:style-name="T1">لْحَنَاجِرۣ كَـٰظِمِينَؐ </text:span><text:span text:style-name="T2">(17)</text:span><text:span text:style-name="T1"> مَا لِلظَّـٰلِمِينَ مِنْ حَمِيمٍ وَلاَ شَفِيعٍ يُطَاعُؐ </text:span><text:span text:style-name="T2">(18)</text:span><text:span text:style-name="T1"> يَعْلَمُ خَآئِنَةَ </text:span><text:span text:style-name="T4">۰</text:span><text:span text:style-name="T1">لاَعْيُنِ وَمَا تُخْفِى </text:span><text:span text:style-name="T4">۱</text:span><text:span text:style-name="T1">لصُّدُورُؐ </text:span><text:span text:style-name="T2">(19)</text:span><text:span text:style-name="T1"> وَاللَّهُ يَقْضِى بِالْحَقﱢّؐ وَالذِيــنَ تَدْعُونَ مِن دُونِهِ” لاَ يَقْضُونَ بِشَىْءٖؐ اِنَّ </text:span><text:span text:style-name="T4">۰</text:span><text:span text:style-name="T1">للَّهَ هُوَ </text:span><text:span text:style-name="T4">۰</text:span><text:span text:style-name="T1">لسَّمِيعُ </text:span><text:span text:style-name="T4">۴</text:span><text:span text:style-name="T1">لْبَصِيرُؐ </text:span><text:span text:style-name="T2">(20)</text:span><text:span text:style-name="T1"> © أَوَلَمْ يَسِيرُواْ فِى</text:span></text:p>
      <text:p text:style-name="P3" loext:marker-style-name="T1"/>
      <text:p text:style-name="P4" loext:marker-style-name="T1"><text:span text:style-name="T1">48</text:span></text:p>
      <text:p text:style-name="P2" loext:marker-style-name="T1"><text:span text:style-name="T4">۱</text:span><text:span text:style-name="T1">لاَرْضضضِ فَيَنظُرُواْ كَيْفَ كَانَ عَـٰقِبَةُ </text:span><text:span text:style-name="T4">۴</text:span><text:span text:style-name="T1">لذِيــنَ كَانُواْ مِن قَبْلِهِمْؐ كَانُواْ هُمُ; أَشَدَّ مِنْهُمْ قُوَّةً وَءَاثَاراً فِى </text:span><text:span text:style-name="T4">۱</text:span><text:span text:style-name="T1">لاَرْضِ فَأَخَذَهُمُ </text:span><text:span text:style-name="T4">۴</text:span><text:span text:style-name="T1">للَّهُ بِذُنُوبِهِمْؐ وَمَا كَانَ لَهُم مِّــنَ </text:span><text:span text:style-name="T4">۰</text:span><text:span text:style-name="T1">للَّهِ مِنْ وَّاقٍؐ </text:span><text:span text:style-name="T2">(21)</text:span><text:span text:style-name="T1"> ذَ؛لِــكَ بِأَنَّهُمْ كَانَت تَّاتِيهِمْ رُسُلُهُم بِالْبَيِّنَـٰتِ فَكَفَرُواْ فَأَخَذَهُمُ </text:span><text:span text:style-name="T4">۴</text:span><text:span text:style-name="T1">للَّهُؐ إِنَّهُ„ قَوۣيٌّ شَدِيدُ </text:span><text:span text:style-name="T4">۴</text:span><text:span text:style-name="T1">لْعِقَابِؐ </text:span><text:span text:style-name="T2">(22)</text:span><text:span text:style-name="T1"> وَلَقَدَ اَرْسَلْنَا مُوسۭـيٰ بِـَٔايَـٰتِنَا وَسُلْطَـٰنٍ مُّبِينٖ </text:span><text:span text:style-name="T2">(23)</text:span><text:span text:style-name="T1"> اِلَيٰ فِرْعَوْنَ وَهَامَـٰنَ وَقَارُونَ فَقَالُواْ سَـٰحِرٌ كَذَّابٌؐ </text:span><text:span text:style-name="T2">(24)</text:span><text:span text:style-name="T1"> فَلَمَّا جَآءَهُم بِالْحَقِّ مِنْ عِندِنَا قَالُواْ </text:span><text:span text:style-name="T4">۶</text:span><text:span text:style-name="T1">قْتُلُوٓاْ أَبْنَآءَ </text:span><text:span text:style-name="T4">۰</text:span><text:span text:style-name="T1">لذِيــنَ ءَامَنُواْ مَعَهُ„ وَاسْتَحْيُواْ نِسَآءَهُمْؐ وَمَا كَيْدُ </text:span><text:span text:style-name="T4">۴</text:span><text:span text:style-name="T1">لْكۭـٰفِـرۣينَ إِلاَّ فِى ضَچَلٍؐ </text:span><text:span text:style-name="T2">(25)</text:span><text:span text:style-name="T1"> وَقَالَ فِرْعَوْنُ ذَرُونِىٓ أَقْتُلْ مُوسۭيٰ وَلْيَدْعُ رَبَّهُ; إِنِّيَ أَخَافُ أَنْ يُّبَدِّلَ دِينَكُمْ وَأَنْ يُّظْهِرَ فِى </text:span><text:span text:style-name="T4">۱</text:span><text:span text:style-name="T1">لاَرْضِ </text:span><text:span text:style-name="T4">۱</text:span><text:span text:style-name="T1">لْفَسَادَؐ </text:span><text:span text:style-name="T2">(26)</text:span><text:span text:style-name="T1"> وَقَالَ مُوسۭيٰٓ إِنِّى عُذْتُ بِرَبِّى وَرَبِّكُم مِّــن كُــلّۣ مُتَكَبِّرٍ لاَّ يُومِنُ بِيَوْمِ </text:span><text:span text:style-name="T4">۱</text:span><text:span text:style-name="T1">لْحِسَابِؐ </text:span><text:span text:style-name="T2">(27)</text:span><text:span text:style-name="T1"> وَقَالَ رَجُلٌ مُّومِنٌ مِّنَ —الِ فِرْعَوْنَ يَكْتُمُ إِيمَـٰنَهُ; أَتَقْتُلُونَ رَجُلٗا اَنْ يَّقُولَ رَبِّــيَ </text:span><text:span text:style-name="T4">۰</text:span><text:span text:style-name="T1">للَّهُ وَقَدْ جَآءَكُم بِالْبَيِّنَـٰتِ مِن رَّبِّكُمْ وَإِنْ يَّــكُ كَـٰذِباً فَعَلَيْهِ كَذِبُهُ,</text:span></text:p>
      <text:p text:style-name="P3" loext:marker-style-name="T1"/>
      <text:p text:style-name="P4" loext:marker-style-name="T1"><text:span text:style-name="T1">484</text:span></text:p>
      <text:p text:style-name="P2" loext:marker-style-name="T1"><text:span text:style-name="T1">وَإِنْ يَّــكُ صَادِقاً يُصِبْكُم بَعْضُ </text:span><text:span text:style-name="T4">۴ﻟ﮲</text:span><text:span text:style-name="T1"> يَعِدُكُمُؐ; إِنَّ </text:span><text:span text:style-name="T4">۰</text:span><text:span text:style-name="T1">للَّهَ لاَ يَهْدِى مَنْ هُوَ مُسْرۣفٌ كَذَّابٌؐ </text:span><text:span text:style-name="T2">(28)</text:span><text:span text:style-name="T1"> يَـٰقَوْمِ لَكُمُ </text:span><text:span text:style-name="T4">۴</text:span><text:span text:style-name="T1">لْمُلْــكُ </text:span><text:span text:style-name="T4">۴</text:span><text:span text:style-name="T1">لْيَوْمَ ظَـٰهِرۣيــنَ فِى </text:span><text:span text:style-name="T4">۱</text:span><text:span text:style-name="T1">لاَرْضِ فَمَنْ يَّنصُرُنَا مِنۢ بَأْسِ </text:span><text:span text:style-name="T4">۱</text:span><text:span text:style-name="T1">للَّهِ إِن جَآءَنَاؐ قَالَ فِرْعَوْنُ مَآ ٱُرۣيكُمُ; إِلاَّ مَآ أَرۭيٰ وَمَآ أَهْدِيكُمُ; إِلاَّ سَبِيلَ </text:span><text:span text:style-name="T4">۰</text:span><text:span text:style-name="T1">لرَّشَادِؐ </text:span><text:span text:style-name="T2">(29)</text:span><text:span text:style-name="T1"> ® وَقَالَ </text:span><text:span text:style-name="T4">۰ﻟ</text:span><text:span text:style-name="T1">ـذِىٓ ءَامَنَ يَـٰقَوْمِ إِنِّــيَ أَخَافُ عَلَيْكُم مِّثْلَ يَوْمِ </text:span><text:span text:style-name="T4">۱</text:span><text:span text:style-name="T1">لاَحْزَابِ </text:span><text:span text:style-name="T2">(30)</text:span><text:span text:style-name="T1"> مِثْلَ دَأْبِ قَوْمِ نُوحٍ وَعَادٍ وَثَمُودَ وَالذِينَ مِنۢ بَعْدِهِمْؐ وَمَا </text:span><text:span text:style-name="T4">۰</text:span><text:span text:style-name="T1">للَّهُ يُرۣيدُ ظُلْماً لِّلْعِبَادِؐ </text:span><text:span text:style-name="T2">(31)</text:span><text:span text:style-name="T1"> وَيَـٰقَوْمِ إِنِّيَ أَخَافُ عَلَيْكُمْ يَوْمَ </text:span><text:span text:style-name="T4">۰</text:span><text:span text:style-name="T1">لتَّنَادِ” </text:span><text:span text:style-name="T2">(32)</text:span><text:span text:style-name="T1"> يَوْمَ تُوَلُّونَ مُدْبِـرۣيــنَ مَا لَكُم مِّــنَ </text:span><text:span text:style-name="T4">۰</text:span><text:span text:style-name="T1">للَّهِ مِــنْ عَـٰصِمٍؐ وَمَنْ يُّضْلِلِ </text:span><text:span text:style-name="T4">۱</text:span><text:span text:style-name="T1">للَّهُ فَمَا لَهُ„ مِــنْ هَادٍؐ </text:span><text:span text:style-name="T2">(33)</text:span><text:span text:style-name="T1"> وَلَقَدْ جَآءَكُمْ يُوسُفُ مِن قَبْلُ بِالْبَيِّنَـٰتِ فَمَا زۣلْتُمْ فِى شَــكٍّ مِّمَّا جَآءَكُم بِهِ” حَتَّيٰٓ إِذَا هَلَــكَ قُلْتُمْ لَنْ يَّبْعَثَ </text:span><text:span text:style-name="T4">۰</text:span><text:span text:style-name="T1">للَّهُ مِنۢ بَعْدِهِ” رَسُولًؐا كَذَ؛لِكَ يُضِــلُّ </text:span><text:span text:style-name="T4">۴</text:span><text:span text:style-name="T1">للَّهُ مَنْ هُوَ مُسْرۣفٌ مُّرْتَاب٘ؐ </text:span><text:span text:style-name="T2">(34)</text:span><text:span text:style-name="T1"> </text:span><text:span text:style-name="T4">۱</text:span><text:span text:style-name="T1">لذِينَ يُجَـٰدِلُونَ فِىٓ ءَايَـٰتِ </text:span><text:span text:style-name="T4">۱</text:span><text:span text:style-name="T1">للَّهِ بِغَيْرۣ سُلْطَـٰن؉ اَتۭيٰهُمْؐ كَبُرَ مَقْتاٗ عِندَ </text:span><text:span text:style-name="T4">۰</text:span><text:span text:style-name="T1">للَّهِ وَعِندَ </text:span><text:span text:style-name="T4">۰</text:span><text:span text:style-name="T1">لذِينَ ءَامَنُواْؐ كَذَ؛لِــكَ يَطْبَعُ </text:span><text:span text:style-name="T4">۴</text:span><text:span text:style-name="T1">للَّهُ عَلَــيٰ كُـلِّ قَلْبِ مُتَكَبِّرٍ جَبّۭارٍؐ </text:span><text:span text:style-name="T2">(35)</text:span></text:p>
      <text:p text:style-name="P3" loext:marker-style-name="T1"/>
      <text:p text:style-name="P4" loext:marker-style-name="T1"><text:span text:style-name="T1">485</text:span></text:p>
      <text:p text:style-name="P2" loext:marker-style-name="T1"><text:span text:style-name="T1">وَقَالَ فِرْعَوْنُ يَـٰهَامَـٰنُ èبْنِ لِى صَرْحاً لَّعَلِّيَ أَبْلُغُ </text:span><text:span text:style-name="T4">۴</text:span><text:span text:style-name="T1">لاَسْبَـٰبَ </text:span><text:span text:style-name="T2">(36)</text:span><text:span text:style-name="T1"> أَسْبَـٰبَ </text:span><text:span text:style-name="T4">۰</text:span><text:span text:style-name="T1">لسَّمَـٰوَ؛تِ فَأَطَّلِعُ إِلَيٰٓ إِچَهِ مُوسۭيٰ وَإِنِّى لَأَظُنُّهُ„ كَـٰذِباًؐ وَكَذَ؛لِــكَ زُيِّنَ لِـفِرْعَوْنَ سُوٓءُ عَمَلِهِ” وَصَدَّ عَـنِ </text:span><text:span text:style-name="T4">۱</text:span><text:span text:style-name="T1">لسَّبِيلِؐ وَمَا كَيْدُ فِرْعَوْنَ إِلاَّ فِى تَبَابٍؐ </text:span><text:span text:style-name="T2">(37)</text:span><text:span text:style-name="T1"> وَقَالَ </text:span><text:span text:style-name="T4">۰ﻟ</text:span><text:span text:style-name="T1">ـذِىٓ ءَامَنَ يَـٰقَوْمِ 'تَّبِعُونِ أَهْدِكُمْ سَبِيلَ </text:span><text:span text:style-name="T4">۰</text:span><text:span text:style-name="T1">لرَّشَادِؐ </text:span><text:span text:style-name="T2">(38)</text:span><text:span text:style-name="T1"> يَـٰقَوْمِ إِنَّمَا هَـٰذِهِ </text:span><text:span text:style-name="T4">۱</text:span><text:span text:style-name="T1">لْحَيَوٰةُ </text:span><text:span text:style-name="T4">۴</text:span><text:span text:style-name="T1">لدُّنْيۭا مَتَـٰعٌؐ وَإِنَّ </text:span><text:span text:style-name="T4">۰</text:span><text:span text:style-name="T1">لاَخِرَةَ هِيَ دَارُ </text:span><text:span text:style-name="T4">۴</text:span><text:span text:style-name="T1">لْقَرۭارۣؐ </text:span><text:span text:style-name="T2">(39)</text:span><text:span text:style-name="T1"> مَــنْ عَمِــلَ سَـيِّيؕـةً فَلاَ يُجْزۭيٰٓ إِلاَّ مِثْلَهَاؐ وَمَــنْ عَمِــلَ صَـٰڤِحاً مِّــن ذَكَر۫ اَوُ </text:span><text:span text:style-name="T4">۷</text:span><text:span text:style-name="T1">نثۭيٰ وَهُوَ مُومِنٌ فَٱُوْلَئِكَ يَدْخُلُونَ </text:span><text:span text:style-name="T4">۰</text:span><text:span text:style-name="T1">لْجَنَّةَ يُرْزَقُونَ فِيهَا بِغَيْرۣ حِسَابٍؐ </text:span><text:span text:style-name="T2">(40)</text:span><text:span text:style-name="T1"> ¤ وَيَـٰقَوْمِ مَا لِــيَ أَدْعُوكُمُ; إِلَــي </text:span><text:span text:style-name="T4">۰</text:span><text:span text:style-name="T1">لنَّجَوٰةِ وَتَدْعُونَنِىٓ إِلَي </text:span><text:span text:style-name="T4">۰</text:span><text:span text:style-name="T1">لنّۭارۣؐ </text:span><text:span text:style-name="T2">(41)</text:span><text:span text:style-name="T1"> تَدْعُونَنِى لَأِكْفُرَ بِاللَّهِ وَٱُشْرۣكككَ بِهِ” مَا لَيْـسَ لِى بِهِ” عِلْمٌ وَأَنَآ أَدْعُوكُمُ; إِلَــي </text:span><text:span text:style-name="T4">۰</text:span><text:span text:style-name="T1">لْعَزۣيزۣ </text:span><text:span text:style-name="T4">۱</text:span><text:span text:style-name="T1">لْغَفّۭـٰرۣؐ </text:span><text:span text:style-name="T2">(42)</text:span><text:span text:style-name="T1"> لاَ جَرَمَ أَنَّمَا تَدْعُونَنِىٓ إِلَيْهِ لَيْــسَ لَهُ„ دَعْوَةٌ فِى </text:span><text:span text:style-name="T4">۱</text:span><text:span text:style-name="T1">لدُّنْيۭا وَلاَ فِى </text:span><text:span text:style-name="T4">۱</text:span><text:span text:style-name="T1">لاَخِرَةِ وَأَنَّ مَرَدَّنَـآ إِلَــي </text:span><text:span text:style-name="T4">۰</text:span><text:span text:style-name="T1">للَّهِ وَأَنَّ </text:span><text:span text:style-name="T4">۰</text:span><text:span text:style-name="T1">لْمُسْرۣفِيــنَ هُمُ; أَصْحَـٰبُ </text:span><text:span text:style-name="T4">۴</text:span><text:span text:style-name="T1">لنّۭارۣؐ </text:span><text:span text:style-name="T2">(43)</text:span><text:span text:style-name="T1"> فَسَتَذْكُرُونَ مَآ أَقُولُ لَكُمْؐ وَٱُفَوّۣضضضُ أَمْرۣيَ إِلَــي </text:span><text:span text:style-name="T4">۰</text:span><text:span text:style-name="T1">للَّهِؐ</text:span></text:p>
      <text:p text:style-name="P3" loext:marker-style-name="T1"/>
      <text:p text:style-name="P4" loext:marker-style-name="T1"><text:span text:style-name="T1">486</text:span></text:p>
      <text:p text:style-name="P2" loext:marker-style-name="T1"><text:span text:style-name="T1">إِنَّ </text:span><text:span text:style-name="T4">۰</text:span><text:span text:style-name="T1">للَّهَ بَصِيرٛ بِالْعِبَادِؐ </text:span><text:span text:style-name="T2">(44)</text:span><text:span text:style-name="T1"> فَوَقۭيٰهُ </text:span><text:span text:style-name="T4">۴</text:span><text:span text:style-name="T1">للَّهُ سَيِّـَٔاتِ مَا مَكَرُواْؐ وَحَاقَ بِـَٔالِ فِرْعَوْنَ سُوٓءُ </text:span><text:span text:style-name="T4">۴</text:span><text:span text:style-name="T1">لْعَذَابِؐ </text:span><text:span text:style-name="T2">(45)</text:span><text:span text:style-name="T1"> </text:span><text:span text:style-name="T4">۱</text:span><text:span text:style-name="T1">لنَّارُ يُعْرَضُونَ عَلَيْهَا غُدُوّاً وَعَشِيّاًؐ وَيَوْمَ تَقُومُ </text:span><text:span text:style-name="T4">۴</text:span><text:span text:style-name="T1">لسَّاعَةُ أَدْخِلُوٓاْ ءَالَ فِرْعَوْنَ أَشَدَّ </text:span><text:span text:style-name="T4">۰</text:span><text:span text:style-name="T1">لْعَذَابِؐ </text:span><text:span text:style-name="T2">(46)</text:span><text:span text:style-name="T1"> وَإِذْ يَتَحَآجُّونَ فِى </text:span><text:span text:style-name="T4">۱</text:span><text:span text:style-name="T1">لنّۭارۣ فَيَقُولُ </text:span><text:span text:style-name="T4">۴</text:span><text:span text:style-name="T1">لضُّعَفَـٰٓؤُاْ لِلذِينَ "سْتَكْبَرُوٓاْ إِنَّا كُنَّا لَكُمْ تَبَعاً فَهَلَ اَنتُم مُّغْنُونَ عَنَّا نَصِيباً مِّنَ </text:span><text:span text:style-name="T4">۰</text:span><text:span text:style-name="T1">لنّۭارۣؐ </text:span><text:span text:style-name="T2">(47)</text:span><text:span text:style-name="T1"> قَالَ </text:span><text:span text:style-name="T4">۰</text:span><text:span text:style-name="T1">لذِيــنَ "سْتَكْبَرُوٓاْ إِنَّا كُلٌّ فِيهَآ إِنَّ </text:span><text:span text:style-name="T4">۰</text:span><text:span text:style-name="T1">للَّهَ قَدْ حَكَمَ بَيْــنَ </text:span><text:span text:style-name="T4">۰</text:span><text:span text:style-name="T1">لْعِبَادِؐ </text:span><text:span text:style-name="T2">(48)</text:span><text:span text:style-name="T1"> وَقَالَ </text:span><text:span text:style-name="T4">۰</text:span><text:span text:style-name="T1">لذِينَ فِى </text:span><text:span text:style-name="T4">۱</text:span><text:span text:style-name="T1">لنّۭارۣ لِخَزَنَةِ جَهَنَّمَ </text:span><text:span text:style-name="T4">۸</text:span><text:span text:style-name="T1">دْعُواْ رَبَّكُمْ يُخَفِّفْ عَنَّا يَوْماً مِّنَ </text:span><text:span text:style-name="T4">۰</text:span><text:span text:style-name="T1">لْعَذَابِؐ </text:span><text:span text:style-name="T2">(49)</text:span><text:span text:style-name="T1"> قَالُوٓاْ أَوَلَمْ تَكُ تَاتِيكُمْ رُسُلُكُم بِالْبَيِّنَـٰــتِ قَالُواْ بَلۭــيٰ قَالُواْ فَادْعُواْؐ وَمَا دُعَـٰٓؤُاْ </text:span><text:span text:style-name="T4">۴</text:span><text:span text:style-name="T1">لْكۭـٰفِـرۣينَ إِلاَّ فِى ضَچَلٖؐ </text:span><text:span text:style-name="T2">(50)</text:span><text:span text:style-name="T1"> اِنَّا لَنَنصُرُ رُسُلَنَا وَالذِيــنَ ءَامَنُواْ فِى </text:span><text:span text:style-name="T4">۱</text:span><text:span text:style-name="T1">لْحَيَوٰةِ </text:span><text:span text:style-name="T4">۱</text:span><text:span text:style-name="T1">لدُّنْيۭا وَيَوْمَ يَقُومُ </text:span><text:span text:style-name="T4">۴</text:span><text:span text:style-name="T1">لاَشْهَـٰدُ </text:span><text:span text:style-name="T2">(51)</text:span><text:span text:style-name="T1"> يَوْمَ لاَ يَنفَعُ </text:span><text:span text:style-name="T4">۴</text:span><text:span text:style-name="T1">لظَّـٰلِمِينَ مَعْذِرَتُهُمْ وَلَهُمُ </text:span><text:span text:style-name="T4">۴</text:span><text:span text:style-name="T1">للَّعْنَةُ وَلَهُمْ سُوٓءُ </text:span><text:span text:style-name="T4">۴</text:span><text:span text:style-name="T1">لدّۭارۣؐ </text:span><text:span text:style-name="T2">(52)</text:span><text:span text:style-name="T1"> ® وَلَقَدَ —اتَيْنَا مُوسَــي </text:span><text:span text:style-name="T4">۰</text:span><text:span text:style-name="T1">لْهُدۭيٰ وَأَوْرَثْنَا بَنِىٓ إِسْرَآءِيلَ </text:span><text:span text:style-name="T4">۰</text:span><text:span text:style-name="T1">لْكِتَـٰبَ هُديً وَذِكْرۭيٰ لُءِوْلِى </text:span><text:span text:style-name="T4">۱</text:span><text:span text:style-name="T1">لاَلْبَـٰــبِؐ </text:span><text:span text:style-name="T2">(53)</text:span><text:span text:style-name="T1"> فَاصْبِـرۣ اِنَّ وَعْدَ </text:span><text:span text:style-name="T4">۰</text:span><text:span text:style-name="T1">للَّهِ حَقٌّؐ</text:span></text:p>
      <text:p text:style-name="P3" loext:marker-style-name="T1"/>
      <text:p text:style-name="P4" loext:marker-style-name="T1"><text:span text:style-name="T1">487</text:span></text:p>
      <text:p text:style-name="P2" loext:marker-style-name="T1"><text:span text:style-name="T1">وَاسْتَغْفِرْ لِذَنۢبِــكَ وَسَبِّحْ بِحَمْدِ رَبِّــكَ بِالْعَشِيِّ وَالِابْكۭـٰـرۣؐ </text:span><text:span text:style-name="T2">(54)</text:span><text:span text:style-name="T1"> إِنَّ </text:span><text:span text:style-name="T4">۰</text:span><text:span text:style-name="T1">لذِيــنَ يُجَـٰدِلُونَ فِىٓ ءَايَـٰتِ </text:span><text:span text:style-name="T4">۱</text:span><text:span text:style-name="T1">للَّهِ بِغَيْرۣ سُلْطَـٰن؉ اَتۭيٰهُمُ; إِن فِى صُدُورۣهِمُ; إِلاَّ كِبْرٌ مَّا هُم بِبَـٰلِغِيهِؐ فَاسْتَعِذْ بِاللَّهِؐ إِنَّهُ„ هُوَ </text:span><text:span text:style-name="T4">۰</text:span><text:span text:style-name="T1">لسَّمِيعُ </text:span><text:span text:style-name="T4">۴</text:span><text:span text:style-name="T1">لْبَصِيرُؐ </text:span><text:span text:style-name="T2">(55)</text:span><text:span text:style-name="T1"> لَخَلْــقُ </text:span><text:span text:style-name="T4">۴</text:span><text:span text:style-name="T1">لسَّمَـٰوَ؛تِ وَالاَرْضِ أَكْبَرُ مِــنْ خَلْـقِ </text:span><text:span text:style-name="T4">۱</text:span><text:span text:style-name="T1">لنَّاسِؐ وَچَكِــنَّ أَكْثَرَ </text:span><text:span text:style-name="T4">۰</text:span><text:span text:style-name="T1">لنَّاسسسِ لاَ يَعْلَمُونَؐ </text:span><text:span text:style-name="T2">(56)</text:span><text:span text:style-name="T1"> وَمَا يَسْتَوۣى </text:span><text:span text:style-name="T4">۱</text:span><text:span text:style-name="T1">لاَعْمۭيٰ وَالْبَصِيرُ </text:span><text:span text:style-name="T2">(57)</text:span><text:span text:style-name="T1"> وَالذِيــنَ ءَامَنُواْ وَعَمِلُواْ </text:span><text:span text:style-name="T4">۴</text:span><text:span text:style-name="T1">ڤصَّـٰڤِحَـٰتِ وَلاَ </text:span><text:span text:style-name="T4">۰</text:span><text:span text:style-name="T1">لْمُسِىٓءُؐ قَلِيلًا مَّا يَتَذَكَّرُونَؐ </text:span><text:span text:style-name="T2">(58)</text:span><text:span text:style-name="T1"> إِنَّ </text:span><text:span text:style-name="T4">۰</text:span><text:span text:style-name="T1">لسَّاعَةَ ءَلاَتِيَةٌ لاَّ رَيْبَ فِيهَاؐ وَچَكِــنَّ أَكْثَرَ </text:span><text:span text:style-name="T4">۰</text:span><text:span text:style-name="T1">لنَّاسسسِ لاَ يُومِنُونَؐ </text:span><text:span text:style-name="T2">(59)</text:span><text:span text:style-name="T1"> وَقَالَ رَبُّكُمُ </text:span><text:span text:style-name="T4">۶</text:span><text:span text:style-name="T1">دْعُونِىٓ أَسْتَجِبْ لَكُمُؐ; إِنَّ </text:span><text:span text:style-name="T4">۰</text:span><text:span text:style-name="T1">لذِينَ يَسْتَكْبِرُونَ عَنْ عِبَادَتِى سَيَدْخُلُونَ جَهَنَّمَ دَاخِرۣينَؐ </text:span><text:span text:style-name="T2">(60)</text:span><text:span text:style-name="T1"> </text:span><text:span text:style-name="T4">۰</text:span><text:span text:style-name="T1">للَّهُ </text:span><text:span text:style-name="T4">۴ﻟ﮲</text:span><text:span text:style-name="T1"> جَعَـلَ لَكُمُ </text:span><text:span text:style-name="T4">۴</text:span><text:span text:style-name="T1">ليْـلَ لِتَسْكُنُواْ فِيهِ وَالنَّهَارَ مُبْصِراٗؐ اِنَّ </text:span><text:span text:style-name="T4">۰</text:span><text:span text:style-name="T1">للَّهَ لَذُو فَضْــل۫ عَلَي </text:span><text:span text:style-name="T4">۰</text:span><text:span text:style-name="T1">لنَّاسِؐ وَچَكِنَّ أَكْثَرَ </text:span><text:span text:style-name="T4">۰</text:span><text:span text:style-name="T1">لنَّاسسسِ لاَ يَشْكُرُونَؐ </text:span><text:span text:style-name="T2">(61)</text:span><text:span text:style-name="T1"> ذَ؛لِكُمُ </text:span><text:span text:style-name="T4">۴</text:span><text:span text:style-name="T1">للَّهُ رَبُّكُمْؐ خَـٰلِقُ كُــلّۣ شَيْءٍؐ لٓاَّ إِچَهَ إِلاَّ هُوَؐ فَأَنّۭيٰ تُوفَكُونَؐ </text:span><text:span text:style-name="T2">(62)</text:span><text:span text:style-name="T1"> كَذَ؛لِكَ يُوفَكُ </text:span><text:span text:style-name="T4">۴</text:span><text:span text:style-name="T1">لذِيــنَ كَانُواْ بِـَٔايَـٰتِ </text:span><text:span text:style-name="T4">۱</text:span><text:span text:style-name="T1">للَّهِ يَجْحَدُونَؐ </text:span><text:span text:style-name="T2">(63)</text:span></text:p>
      <text:p text:style-name="P3" loext:marker-style-name="T1"/>
      <text:p text:style-name="P4" loext:marker-style-name="T1"><text:span text:style-name="T1">488</text:span></text:p>
      <text:p text:style-name="P2" loext:marker-style-name="T1"><text:span text:style-name="T4">۰</text:span><text:span text:style-name="T1">للَّهُ </text:span><text:span text:style-name="T4">۴ﻟ﮲</text:span><text:span text:style-name="T1"> جَعَــلَ لَكُمُ </text:span><text:span text:style-name="T4">۴</text:span><text:span text:style-name="T1">لاَرْضضضَ قَـرَاراً وَالسَّمَآءَ بِنَآءً وَصَوَّرَكُمْ فَأَحْسَــنَ صُوَرَكُمْ وَرَزَقَكُم مِّــنَ </text:span><text:span text:style-name="T4">۰</text:span><text:span text:style-name="T1">لطَّيِّبَـٰتِؐ ذَ؛لِكُمُ </text:span><text:span text:style-name="T4">۴</text:span><text:span text:style-name="T1">للَّهُ رَبُّكُمْؐ فَتَبَـٰرَكككَ </text:span><text:span text:style-name="T4">۰</text:span><text:span text:style-name="T1">للَّهُ رَبُّ </text:span><text:span text:style-name="T4">۴</text:span><text:span text:style-name="T1">لْعَـٰلَمِينَؐ </text:span><text:span text:style-name="T2">(64)</text:span><text:span text:style-name="T1"> هُوَ </text:span><text:span text:style-name="T4">۰</text:span><text:span text:style-name="T1">لْحَيُّؐ لآَ إِچَهَ إِلاَّ هُوَؐ فَادْعُوهُ مُخْلِصِيــنَ لَهُ </text:span><text:span text:style-name="T4">۴</text:span><text:span text:style-name="T1">لدِّيــنَؐ </text:span><text:span text:style-name="T4">۰</text:span><text:span text:style-name="T1">لْحَمْدُ لِلهِ رَبِّ </text:span><text:span text:style-name="T4">۱</text:span><text:span text:style-name="T1">لْعَـٰلَمِينَؐ </text:span><text:span text:style-name="T2">(65)</text:span><text:span text:style-name="T1"> © قُـلِ اِنِّى نُهِيتُ أَنَ اَعْبُدَ </text:span><text:span text:style-name="T4">۰</text:span><text:span text:style-name="T1">لذِيــنَ تَدْعُونَ مِن دُونِ </text:span><text:span text:style-name="T4">۱</text:span><text:span text:style-name="T1">للَّهِ لَمَّا جَآءَنِيَ </text:span><text:span text:style-name="T4">۰</text:span><text:span text:style-name="T1">لْبَيِّنَـٰــتُ مِن رَّبِّى وَٱُمِرْتُ أَنُ </text:span><text:span text:style-name="T4">۷</text:span><text:span text:style-name="T1">سْلِمَ لِرَبِّ </text:span><text:span text:style-name="T4">۱</text:span><text:span text:style-name="T1">لْعَـٰلَمِيــنَؐ </text:span><text:span text:style-name="T2">(66)</text:span><text:span text:style-name="T1"> هُوَ </text:span><text:span text:style-name="T4">۰ﻟ﮲</text:span><text:span text:style-name="T1"> خَلَقَكُم مِّن تُرَابٍ ثُمَّ مِــن نُّطْفَةٍ ثُمَّ مِــنْ عَلَقَةٍ ثُمَّ يُخْرۣجُكُمْ طِفْلًا ثُمَّ لِتَبْلُغُوٓاْ أَشُدَّكُمْ ثُمَّ لِتَكُونُواْ شُيُوخاًؐ وَمِنكُم مَّنْ يُّتَوَفّۭيٰ مِن قَبْلُ وَلِتَبْلُغُوٓاْ أَجَلًا مُّسَمّيً وَلَعَلَّكُمْ تَعْقِلُونَؐ </text:span><text:span text:style-name="T2">(67)</text:span><text:span text:style-name="T1"> هُوَ </text:span><text:span text:style-name="T4">۰ﻟ﮲</text:span><text:span text:style-name="T1"> يُحْىِ” وَيُمِيــتُؐ فَإِذَا قَضۭيٰٓ أَمْراً فَإِنَّمَا يَقُولُ لَهُ„ كُنؐ فَيَكُونُؐ </text:span><text:span text:style-name="T2">(68)</text:span><text:span text:style-name="T1"> أَلَمْ تَرَ إِلَــي </text:span><text:span text:style-name="T4">۰</text:span><text:span text:style-name="T1">لذِينَ يُجَـٰدِلُونَ فِىٓ ءَايَـٰتِ </text:span><text:span text:style-name="T4">۱</text:span><text:span text:style-name="T1">للَّهِ أَنّۭيٰ يُصْرَفُونَؐ </text:span><text:span text:style-name="T2">(69)</text:span><text:span text:style-name="T1"> </text:span><text:span text:style-name="T4">۰</text:span><text:span text:style-name="T1">لذِينَ كَذَّبُواْ بِالْكِتَـٰــبِ وَبِمَآ أَرْسَلْنَا بِهِ” رُسُلَنَا فَسَوْفَ يَعْلَمُونَ </text:span><text:span text:style-name="T2">(70)</text:span><text:span text:style-name="T1"> إِذِ </text:span><text:span text:style-name="T4">۱</text:span><text:span text:style-name="T1">لاَغْچَلُ فِىٓ أَعْنَـٰقِهِمْ وَالسَّچَسِــلُؐ يُسْحَبُونَ </text:span><text:span text:style-name="T2">(71)</text:span><text:span text:style-name="T1"> فِى </text:span><text:span text:style-name="T4">۱</text:span><text:span text:style-name="T1">لْحَمِيمِ ثُمَّ فِى </text:span><text:span text:style-name="T4">۱</text:span><text:span text:style-name="T1">لنّۭارۣ يُسْجَرُونَؐ </text:span><text:span text:style-name="T2">(72)</text:span><text:span text:style-name="T1"> ثُمَّ قِيــلَ لَهُمُ; أَيْــنَ مَا كُنتُمْ</text:span></text:p>
      <text:p text:style-name="P3" loext:marker-style-name="T1"/>
      <text:p text:style-name="P4" loext:marker-style-name="T1"><text:span text:style-name="T1">489</text:span></text:p>
      <text:p text:style-name="P2" loext:marker-style-name="T1"><text:span text:style-name="T1">تُشْرۣكُونَ مِن دُونِ </text:span><text:span text:style-name="T4">۱</text:span><text:span text:style-name="T1">للَّهِؐ قَالُواْ ضَلُّواْ عَنَّا بَل لَّمْ نَكُــن نَّدْعُواْ مِن قَبْلُ شَيْـٔاًؐ كَذَ؛لِــكَ يُضِــلُّ </text:span><text:span text:style-name="T4">۴</text:span><text:span text:style-name="T1">للَّهُ </text:span><text:span text:style-name="T4">۴</text:span><text:span text:style-name="T1">لْكۭـٰفِـرۣينَؐ </text:span><text:span text:style-name="T2">(73)</text:span><text:span text:style-name="T1"> ذَ؛لِكُم بِمَا كُنتُمْ تَفْرَحُونَ فِى </text:span><text:span text:style-name="T4">۱</text:span><text:span text:style-name="T1">لاَرْضِ بِغَيْرۣ </text:span><text:span text:style-name="T4">۱</text:span><text:span text:style-name="T1">لْحَقِّ وَبِمَا كُنتُمْ تَمْرَحُونَؐ </text:span><text:span text:style-name="T2">(74)</text:span><text:span text:style-name="T1"> </text:span><text:span text:style-name="T4">۸</text:span><text:span text:style-name="T1">دْخُلُوٓاْ أَبْوَ؛بَ جَهَنَّمَ خَـٰلِدِينَ فِيهَاؐ فَبِيــسَ مَثْوَي </text:span><text:span text:style-name="T4">۰</text:span><text:span text:style-name="T1">لْمُتَكَبِّـرۣينَؐ </text:span><text:span text:style-name="T2">(75)</text:span><text:span text:style-name="T1"> فَاصْبِـرۣ اِنَّ وَعْدَ </text:span><text:span text:style-name="T4">۰</text:span><text:span text:style-name="T1">للَّهِ حَقٌّؐ فَإِمَّا نُرۣيَنَّكَ بَعْضَ </text:span><text:span text:style-name="T4">۰ﻟ﮲</text:span><text:span text:style-name="T1"> نَعِدُهُمُ; أَوْ نَتَوَفَّيَنَّــكَ فَإِلَيْنَا يُرْجَعُونَؐ </text:span><text:span text:style-name="T2">(76)</text:span><text:span text:style-name="T1"> وَلَقَدَ اَرْسَلْنَا رُسُلًا مِّــن قَبْلِــكَ مِنْهُم مَّــن قَصَصْنَا عَلَيْكَ وَمِنْهُم مَّن لَّمْ نَقْصُــصْ عَلَيْــكَؐ وَمَا كَانَ لِرَسُولٖ اَنْ يَّاتِيَ بِـَٔايَةٖ اِلاَّ بِإِذْنِ </text:span><text:span text:style-name="T4">۱</text:span><text:span text:style-name="T1">للَّهِؐ فَإِذَا جَآءَ امْرُ </text:span><text:span text:style-name="T4">۴</text:span><text:span text:style-name="T1">للَّهِ قُضِيَ بِالْحَقِّ وَخَسِرَ هُنَالِــكَ </text:span><text:span text:style-name="T4">۰</text:span><text:span text:style-name="T1">لْمُبْطِلُونَؐ </text:span><text:span text:style-name="T2">(77)</text:span><text:span text:style-name="T1"> ® </text:span><text:span text:style-name="T4">۰</text:span><text:span text:style-name="T1">للَّهُ </text:span><text:span text:style-name="T4">۴ﻟ﮲</text:span><text:span text:style-name="T1"> جَعَــلَ لَكُمُ </text:span><text:span text:style-name="T4">۴</text:span><text:span text:style-name="T1">لاَنْعَـٰمَ لِتَرْكَبُواْ مِنْهَا وَمِنْهَا تَاكُلُونَؐ </text:span><text:span text:style-name="T2">(78)</text:span><text:span text:style-name="T1"> وَلَكُمْ فِيهَا مَنَـٰفِعُؐ وَلِتَبْلُغُواْ عَلَيْهَا حَاجَةً فِى صُدُورۣكُمْؐ وَعَلَيْهَاوَعَلَـي </text:span><text:span text:style-name="T4">۰</text:span><text:span text:style-name="T1">لْفُلْكِ تُحْمَلُونَؐ </text:span><text:span text:style-name="T2">(79)</text:span><text:span text:style-name="T1"> وَيُرۣيكُمُ; ءَايَـٰتِهِؐ” فَأَيَّ ءَايَـٰتِ </text:span><text:span text:style-name="T4">۱</text:span><text:span text:style-name="T1">للَّهِ تُنكِرُونَؐ </text:span><text:span text:style-name="T2">(80)</text:span><text:span text:style-name="T1"> أَفَلَمْ يَسِيرُواْ فِى </text:span><text:span text:style-name="T4">۱</text:span><text:span text:style-name="T1">لاَرْضِ فَيَنظُرُواْ كَيْفَ كَانَ عَـٰقِبَةُ </text:span><text:span text:style-name="T4">۴</text:span><text:span text:style-name="T1">لذِينَ مِن قَبْلِهِمْؐ كَانُوٓاْ</text:span></text:p>
      <text:p text:style-name="P3" loext:marker-style-name="T1"/>
      <text:p text:style-name="P4" loext:marker-style-name="T1"><text:span text:style-name="T1">490</text:span></text:p>
      <text:p text:style-name="P2" loext:marker-style-name="T1"><text:span text:style-name="T1">أَكْثَرَ مِنْهُمْ وَأَشَدَّ قُوَّةً وَءَاثَاراً فِى </text:span><text:span text:style-name="T4">۱</text:span><text:span text:style-name="T1">لاَرْضِ فَمَآ أَغْنۭيٰ عَنْهُم مَّاكَانُواْ يَكْسِبُونَؐ </text:span><text:span text:style-name="T2">(81)</text:span><text:span text:style-name="T1"> فَلَمَّاجَآءَتْهُمْ رُسُلُهُم بِالْبَيِّنَـٰــتِ فَرۣحُواْ بِمَا عِندَهُم مِّــنَ </text:span><text:span text:style-name="T4">۰</text:span><text:span text:style-name="T1">لْعِلْمِؐ وَحَاقَ بِهِم مَّا كَانُواْ بِهِ” يَسْتَهْزۣءُونَؐ </text:span><text:span text:style-name="T2">(82)</text:span><text:span text:style-name="T1"> فَلَمَّا رَأَوْاْ بَأْسَنَا قَالُوٓاْ ءَامَنَّا بِاللَّهِ وَحْدَهُ„ وَكَفَرْنَا بِمَا كُنَّا بِهِ” مُشْرۣكِينَؐ </text:span><text:span text:style-name="T2">(83)</text:span><text:span text:style-name="T1"> فَلَمْ يَكُ يَنفَعُهُمُ; إِيمَـٰنُهُمْ لَمَّا رَأَوْاْ بَأْسَنَاؐ سُنَّتَ </text:span><text:span text:style-name="T4">۰</text:span><text:span text:style-name="T1">للَّهِ </text:span><text:span text:style-name="T4">۱</text:span><text:span text:style-name="T1">لتِى قَدْ خَلَتْ فِى عِبَادِهِؐ” وَخَسِرَ هُنَالِــكَ </text:span><text:span text:style-name="T4">۰</text:span><text:span text:style-name="T1">لْكَـٰفِرُونَ </text:span><text:span text:style-name="T2">(84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04:46.300300019</meta:creation-date>
    <dc:date>2025-03-03T14:04:59.298288040</dc:date>
    <meta:editing-duration>PT14S</meta:editing-duration>
    <meta:editing-cycles>1</meta:editing-cycles>
    <meta:document-statistic meta:table-count="0" meta:image-count="0" meta:object-count="0" meta:page-count="11" meta:paragraph-count="22" meta:word-count="1323" meta:character-count="7139" meta:non-whitespace-character-count="5838"/>
    <meta:generator>LibreOffice/24.8.2.1$Linux_X86_64 LibreOffice_project/0f794b6e29741098670a3b95d60478a65d05ef13</meta:generator>
  </office:meta>
</office:document-meta>
</file>